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23-09-2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21-09-1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19-09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18-06-1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17-08-0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15-09-24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13-09-03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12-09-0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10-09-0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09-08-1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08-08-26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07-06-0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06-08-25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05-07-12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2004-05-2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1998-06-1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00121313601</text:p>
          </table:table-cell>
          <table:table-cell office:value-type="string" calcext:value-type="string">
            <text:p>199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